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5in" fo:margin-top="0in" fo:margin-bottom="0in" table:align="center"/>
    </style:style>
    <style:style style:name="Table1.A" style:family="table-column">
      <style:table-column-properties style:column-width="3.4118in"/>
    </style:style>
    <style:style style:name="Table1.B" style:family="table-column">
      <style:table-column-properties style:column-width="2.7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1pt solid #000000" fo:border-bottom="1pt solid #000000"/>
    </style:style>
    <style:style style:name="Table2" style:family="table">
      <style:table-properties style:width="6.2236in" fo:margin-top="0in" fo:margin-bottom="0in" table:align="center"/>
    </style:style>
    <style:style style:name="Table2.A" style:family="table-column">
      <style:table-column-properties style:column-width="3.0507in"/>
    </style:style>
    <style:style style:name="Table2.B" style:family="table-column">
      <style:table-column-properties style:column-width="3.1722in"/>
    </style:style>
    <style:style style:name="Table2.1" style:family="table-row">
      <style:table-row-properties style:min-row-height="0.7708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none"/>
    </style:style>
    <style:style style:name="Table3" style:family="table">
      <style:table-properties style:width="6.6in" fo:margin-left="0in" fo:margin-top="0in" fo:margin-bottom="0in" table:align="left"/>
    </style:style>
    <style:style style:name="Table3.A" style:family="table-column">
      <style:table-column-properties style:column-width="1.5993in"/>
    </style:style>
    <style:style style:name="Table3.B" style:family="table-column">
      <style:table-column-properties style:column-width="0.8in"/>
    </style:style>
    <style:style style:name="Table3.C" style:family="table-column">
      <style:table-column-properties style:column-width="2.6in"/>
    </style:style>
    <style:style style:name="Table3.D" style:family="table-column">
      <style:table-column-properties style:column-width="1.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99in" fo:padding-right="0.075in" fo:padding-top="0in" fo:padding-bottom="0in" fo:border="0.75pt solid #000000"/>
    </style:style>
    <style:style style:name="Table4" style:family="table">
      <style:table-properties style:width="6.1375in" fo:margin-left="0.5125in" fo:margin-top="0in" fo:margin-bottom="0in" table:align="left"/>
    </style:style>
    <style:style style:name="Table4.A" style:family="table-column">
      <style:table-column-properties style:column-width="1.5354in"/>
    </style:style>
    <style:style style:name="Table4.B" style:family="table-column">
      <style:table-column-properties style:column-width="4.601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847in" fo:padding-right="0.075in" fo:padding-top="0in" fo:padding-bottom="0in" fo:border="1pt solid #000000"/>
    </style:style>
    <style:style style:name="Table5" style:family="table">
      <style:table-properties style:width="6.1375in" fo:margin-left="0.5125in" fo:margin-top="0in" fo:margin-bottom="0in" table:align="left"/>
    </style:style>
    <style:style style:name="Table5.A" style:family="table-column">
      <style:table-column-properties style:column-width="1.5354in"/>
    </style:style>
    <style:style style:name="Table5.B" style:family="table-column">
      <style:table-column-properties style:column-width="4.601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847in" fo:padding-right="0.075in" fo:padding-top="0in" fo:padding-bottom="0in" fo:border="1pt solid #000000"/>
    </style:style>
    <style:style style:name="Table6" style:family="table">
      <style:table-properties style:width="6.1375in" fo:margin-left="0.5125in" fo:margin-top="0in" fo:margin-bottom="0in" table:align="left"/>
    </style:style>
    <style:style style:name="Table6.A" style:family="table-column">
      <style:table-column-properties style:column-width="1.5354in"/>
    </style:style>
    <style:style style:name="Table6.B" style:family="table-column">
      <style:table-column-properties style:column-width="4.601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847in" fo:padding-right="0.075in" fo:padding-top="0in" fo:padding-bottom="0in" fo:border="1pt solid #000000"/>
    </style:style>
    <style:style style:name="Table7" style:family="table">
      <style:table-properties style:width="6.1375in" fo:margin-left="0.5125in" fo:margin-top="0in" fo:margin-bottom="0in" table:align="left"/>
    </style:style>
    <style:style style:name="Table7.A" style:family="table-column">
      <style:table-column-properties style:column-width="1.5354in"/>
    </style:style>
    <style:style style:name="Table7.B" style:family="table-column">
      <style:table-column-properties style:column-width="4.601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847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7.B1" style:family="table-cell">
      <style:table-cell-properties style:vertical-align="" fo:padding-left="0.0847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7.A2" style:family="table-cell">
      <style:table-cell-properties style:vertical-align="" fo:padding-left="0.0847in" fo:padding-right="0.075in" fo:padding-top="0in" fo:padding-bottom="0in" fo:border="1pt solid #000000"/>
    </style:style>
    <style:style style:name="Table8" style:family="table">
      <style:table-properties style:width="6.1375in" fo:margin-left="0.5125in" fo:margin-top="0in" fo:margin-bottom="0in" table:align="left"/>
    </style:style>
    <style:style style:name="Table8.A" style:family="table-column">
      <style:table-column-properties style:column-width="1.5354in"/>
    </style:style>
    <style:style style:name="Table8.B" style:family="table-column">
      <style:table-column-properties style:column-width="4.601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847in" fo:padding-right="0.075in" fo:padding-top="0in" fo:padding-bottom="0in" fo:border-left="1.5pt solid #000000" fo:border-right="0.75pt solid #000000" fo:border-top="1.5pt solid #000000" fo:border-bottom="0.75pt solid #000000"/>
    </style:style>
    <style:style style:name="Table8.B1" style:family="table-cell">
      <style:table-cell-properties style:vertical-align="" fo:padding-left="0.0847in" fo:padding-right="0.075in" fo:padding-top="0in" fo:padding-bottom="0in" fo:border-left="0.75pt solid #000000" fo:border-right="1.5pt solid #000000" fo:border-top="1.5pt solid #000000" fo:border-bottom="0.75pt solid #000000"/>
    </style:style>
    <style:style style:name="Table8.A2" style:family="table-cell">
      <style:table-cell-properties style:vertical-align="" fo:padding-left="0.0847in" fo:padding-right="0.075in" fo:padding-top="0in" fo:padding-bottom="0in" fo:border-left="1.5pt solid #000000" fo:border-right="0.75pt solid #000000" fo:border-top="0.75pt solid #000000" fo:border-bottom="0.75pt solid #000000"/>
    </style:style>
    <style:style style:name="Table8.B2" style:family="table-cell">
      <style:table-cell-properties style:vertical-align="" fo:padding-left="0.0847in" fo:padding-right="0.075in" fo:padding-top="0in" fo:padding-bottom="0in" fo:border-left="0.75pt solid #000000" fo:border-right="1.5pt solid #000000" fo:border-top="0.75pt solid #000000" fo:border-bottom="0.75pt solid #000000"/>
    </style:style>
    <style:style style:name="Table8.A3" style:family="table-cell">
      <style:table-cell-properties style:vertical-align="" fo:padding-left="0.0847in" fo:padding-right="0.075in" fo:padding-top="0in" fo:padding-bottom="0in" fo:border="1pt solid #000000"/>
    </style:style>
    <style:style style:name="P1" style:family="paragraph" style:parent-style-name="Standard">
      <style:text-properties style:text-position="0% 100%" style:font-name="Arial" style:font-name-asian="Arial1" style:font-name-complex="Arial1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text-position="0% 100%"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>
      <style:text-properties style:text-position="0% 100%" fo:font-size="12pt" style:font-size-asian="12pt" style:font-size-complex="12pt"/>
    </style:style>
    <style:style style:name="P5" style:family="paragraph" style:parent-style-name="Standard">
      <style:text-properties style:text-position="0% 100%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9pt" fo:font-style="normal" style:text-underline-style="none" fo:font-weight="bold" style:font-name-asian="Arial1" style:font-size-asian="19pt" style:font-style-asian="normal" style:font-weight-asian="bold" style:font-name-complex="Arial1" style:font-size-complex="19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P21" style:family="paragraph" style:parent-style-name="Standard" style:master-page-name="First_20_Page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style:font-name-asian="Arial1" style:font-size-asian="11pt" style:font-style-asian="normal" style:font-name-complex="Arial1" style:font-size-complex="11pt"/>
    </style:style>
    <style:style style:name="P22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auto" fo:padding="0in" fo:border="none" fo:keep-with-next="auto"/>
    </style:style>
    <style:style style:name="P23" style:family="paragraph" style:parent-style-name="Standard">
      <style:paragraph-properties fo:margin-left="0in" fo:margin-right="0in" fo:margin-top="0.1665in" fo:margin-bottom="0.1665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P24" style:family="paragraph" style:parent-style-name="Standard">
      <style:paragraph-properties fo:margin-left="0in" fo:margin-right="0in" fo:margin-top="0.1665in" fo:margin-bottom="0in" loext:contextual-spacing="false" fo:line-height="120%" fo:text-align="end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in" fo:margin-top="0.0835in" fo:margin-bottom="0in" loext:contextual-spacing="false" fo:line-height="120%" fo:text-align="center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0in" fo:margin-top="0.0835in" fo:margin-bottom="0in" loext:contextual-spacing="false" fo:line-height="120%" fo:text-align="end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0in" fo:margin-top="0.0835in" fo:margin-bottom="0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9pt" fo:font-style="normal" style:text-underline-style="none" fo:font-weight="bold" style:font-name-asian="Arial1" style:font-size-asian="19pt" style:font-style-asian="normal" style:font-weight-asian="bold" style:font-name-complex="Arial1" style:font-size-complex="19pt"/>
    </style:style>
    <style:style style:name="P28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keep-together="always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keep-together="auto" fo:orphans="0" fo:widows="0" fo:text-indent="0in" style:auto-text-indent="false" fo:padding="0in" fo:border="none" fo:keep-with-next="auto">
        <style:tab-stops>
          <style:tab-stop style:position="0.2646in"/>
        </style:tab-stops>
      </style:paragraph-properties>
    </style:style>
    <style:style style:name="P30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lways" fo:orphans="0" fo:widows="0" fo:text-indent="0in" style:auto-text-indent="false" fo:padding="0in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31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>
        <style:tab-stops>
          <style:tab-stop style:position="0.2646in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32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lways" fo:orphans="0" fo:widows="0" fo:text-indent="0in" style:auto-text-indent="false" fo:padding="0in" fo:border="none" fo:keep-with-next="auto">
        <style:tab-stops>
          <style:tab-stop style:position="0.6898in"/>
        </style:tab-stops>
      </style:paragraph-properties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33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>
        <style:tab-stops>
          <style:tab-stop style:position="0.2646in"/>
        </style:tab-stops>
      </style:paragraph-properties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34" style:family="paragraph" style:parent-style-name="Standard">
      <style:paragraph-properties fo:margin-left="0in" fo:margin-right="0in" fo:margin-top="0.0835in" fo:margin-bottom="0.0417in" loext:contextual-spacing="false" fo:line-height="100%" fo:text-align="justify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35" style:family="paragraph" style:parent-style-name="Standard">
      <style:paragraph-properties fo:margin-top="0in" fo:margin-bottom="0.0835in" loext:contextual-spacing="false" fo:line-height="100%" fo:text-align="center" style:justify-single-word="false" fo:keep-together="always"/>
    </style:style>
    <style:style style:name="P36" style:family="paragraph" style:parent-style-name="Standard">
      <style:paragraph-properties fo:margin-top="0in" fo:margin-bottom="0.0835in" loext:contextual-spacing="false" fo:line-height="100%" fo:text-align="center" style:justify-single-word="false">
        <style:tab-stops>
          <style:tab-stop style:position="0.2646in"/>
        </style:tab-stops>
      </style:paragraph-properties>
    </style:style>
    <style:style style:name="P37" style:family="paragraph" style:parent-style-name="Standard">
      <style:paragraph-properties fo:margin-top="0in" fo:margin-bottom="0.0835in" loext:contextual-spacing="false" fo:line-height="100%" fo:text-align="justify" style:justify-single-word="false" fo:keep-together="always" fo:orphans="2" fo:widows="2"/>
    </style:style>
    <style:style style:name="P38" style:family="paragraph" style:parent-style-name="Standard">
      <style:paragraph-properties fo:margin-top="0in" fo:margin-bottom="0.0835in" loext:contextual-spacing="false" fo:line-height="150%" fo:text-align="justify" style:justify-single-word="false" fo:keep-together="always" fo:orphans="2" fo:widows="2"/>
    </style:style>
    <style:style style:name="P39" style:family="paragraph" style:parent-style-name="Standard">
      <style:paragraph-properties fo:margin-top="0in" fo:margin-bottom="0.0835in" loext:contextual-spacing="false" fo:line-height="100%" fo:text-align="center" style:justify-single-word="false">
        <style:tab-stops>
          <style:tab-stop style:position="0.2646in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40" style:family="paragraph" style:parent-style-name="Standard">
      <style:paragraph-properties fo:margin-top="0.139in" fo:margin-bottom="0.0555in" loext:contextual-spacing="false" fo:line-height="100%" fo:orphans="2" fo:widows="2" fo:break-before="page">
        <style:tab-stops>
          <style:tab-stop style:position="6.2984in" style:type="right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41" style:family="paragraph" style:parent-style-name="Standard">
      <style:paragraph-properties fo:margin-top="0in" fo:margin-bottom="0.139in" loext:contextual-spacing="false" fo:line-height="150%" fo:text-align="center" style:justify-single-word="false" fo:orphans="2" fo:widows="2"/>
    </style:style>
    <style:style style:name="P42" style:family="paragraph" style:parent-style-name="Standard">
      <style:paragraph-properties fo:margin-top="0in" fo:margin-bottom="0.139in" loext:contextual-spacing="false" fo:line-height="150%" fo:text-align="center" style:justify-single-word="false" fo:orphans="2" fo:widows="2"/>
    </style:style>
    <style:style style:name="P43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44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45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46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47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keep-together="always" fo:orphans="0" fo:widows="0" fo:text-indent="0.5in" style:auto-text-indent="false" fo:padding="0in" fo:border="none" fo:keep-with-next="auto"/>
    </style:style>
    <style:style style:name="P48" style:family="paragraph" style:parent-style-name="Standard" style:list-style-name="WWNum5">
      <style:paragraph-properties fo:margin-left="0.5in" fo:margin-right="0in" fo:margin-top="0in" fo:margin-bottom="0in" loext:contextual-spacing="false" fo:line-height="150%" fo:text-align="justify" style:justify-single-word="false" fo:keep-together="always" fo:orphans="0" fo:widows="0" fo:text-indent="-0.25in" style:auto-text-indent="false" fo:padding="0in" fo:border="none" fo:keep-with-next="auto">
        <style:tab-stops>
          <style:tab-stop style:position="0.6898in"/>
        </style:tab-stops>
      </style:paragraph-properties>
    </style:style>
    <style:style style:name="P49" style:family="paragraph" style:parent-style-name="Standard" style:list-style-name="WWNum5">
      <style:paragraph-properties fo:margin-left="0.5in" fo:margin-right="0in" fo:margin-top="0in" fo:margin-bottom="0.0835in" loext:contextual-spacing="false" fo:line-height="150%" fo:text-align="justify" style:justify-single-word="false" fo:keep-together="always" fo:orphans="0" fo:widows="0" fo:text-indent="-0.25in" style:auto-text-indent="false" fo:padding="0in" fo:border="none" fo:keep-with-next="auto">
        <style:tab-stops>
          <style:tab-stop style:position="0.6898in"/>
        </style:tab-stops>
      </style:paragraph-properties>
    </style:style>
    <style:style style:name="P50" style:family="paragraph" style:parent-style-name="Standard">
      <style:paragraph-properties fo:margin-left="0.5in" fo:margin-right="0in" fo:margin-top="0in" fo:margin-bottom="0.0835in" loext:contextual-spacing="false" fo:line-height="150%" fo:text-align="justify" style:justify-single-word="false" fo:keep-together="always" fo:orphans="0" fo:widows="0" fo:text-indent="0in" style:auto-text-indent="false" fo:padding="0in" fo:border="none" fo:keep-with-next="auto">
        <style:tab-stops>
          <style:tab-stop style:position="0.6898in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51" style:family="paragraph" style:parent-style-name="Standard">
      <style:paragraph-properties fo:margin-top="0.0835in" fo:margin-bottom="0.0417in" loext:contextual-spacing="false" fo:line-height="100%" fo:text-align="justify" style:justify-single-word="false" fo:keep-with-next="always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52" style:family="paragraph" style:parent-style-name="Standard">
      <style:paragraph-properties fo:margin-top="0.0835in" fo:margin-bottom="0.0417in" loext:contextual-spacing="false" fo:line-height="100%" fo:text-align="center" style:justify-single-word="false" fo:keep-with-next="always"/>
    </style:style>
    <style:style style:name="P53" style:family="paragraph" style:parent-style-name="Standard">
      <style:paragraph-properties fo:margin-left="0in" fo:margin-right="0in" fo:margin-top="0.0835in" fo:margin-bottom="0.0417in" loext:contextual-spacing="false" fo:line-height="100%" fo:text-align="justify" style:justify-single-word="false" fo:keep-together="auto" fo:orphans="0" fo:widows="0" fo:text-indent="0in" style:auto-text-indent="false" fo:padding="0in" fo:border="none" fo:keep-with-next="always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54" style:family="paragraph" style:parent-style-name="Standard">
      <style:paragraph-properties fo:margin-left="0in" fo:margin-right="0in" fo:margin-top="0.0835in" fo:margin-bottom="0.0417in" loext:contextual-spacing="false" fo:line-height="100%" fo:text-align="justify" style:justify-single-word="false" fo:keep-together="auto" fo:orphans="0" fo:widows="0" fo:text-indent="0in" style:auto-text-indent="false" fo:padding="0in" fo:border="none" fo:keep-with-next="always"/>
      <style:text-properties style:font-name="Arial" fo:font-size="12pt" style:font-name-asian="Arial1" style:font-size-asian="12pt" style:font-name-complex="Arial1" style:font-size-complex="12pt"/>
    </style:style>
    <style:style style:name="P55" style:family="paragraph" style:parent-style-name="Standard">
      <style:paragraph-properties fo:margin-left="0in" fo:margin-right="0in" fo:margin-top="0.0835in" fo:margin-bottom="0.0417in" loext:contextual-spacing="false" fo:line-height="100%" fo:text-align="center" style:justify-single-word="false" fo:keep-together="auto" fo:orphans="0" fo:widows="0" fo:text-indent="0in" style:auto-text-indent="false" fo:padding="0in" fo:border="none" fo:keep-with-next="always"/>
    </style:style>
    <style:style style:name="P56" style:family="paragraph" style:parent-style-name="Standard" style:list-style-name="WWNum1">
      <style:paragraph-properties fo:margin-left="0.4925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padding="0in" fo:border="none" fo:keep-with-next="auto">
        <style:tab-stops>
          <style:tab-stop style:position="0.6898in"/>
        </style:tab-stops>
      </style:paragraph-properties>
    </style:style>
    <style:style style:name="P57" style:family="paragraph" style:parent-style-name="Standard">
      <style:paragraph-properties fo:margin-left="0.3126in" fo:margin-right="0in" fo:margin-top="0in" fo:margin-bottom="0.0835in" loext:contextual-spacing="false" fo:line-height="150%" fo:text-align="justify" style:justify-single-word="false" fo:keep-together="always" fo:text-indent="0in" style:auto-text-indent="false"/>
    </style:style>
    <style:style style:name="P58" style:family="paragraph" style:parent-style-name="Standard" style:list-style-name="WWNum3">
      <style:paragraph-properties fo:margin-left="0.5in" fo:margin-right="0in" fo:margin-top="0in" fo:margin-bottom="0.0835in" loext:contextual-spacing="false" fo:line-height="150%" fo:text-align="justify" style:justify-single-word="false" fo:keep-together="always" fo:text-indent="-0.25in" style:auto-text-indent="false"/>
    </style:style>
    <style:style style:name="P59" style:family="paragraph" style:parent-style-name="Standard" style:list-style-name="WWNum4">
      <style:paragraph-properties fo:margin-left="0.5in" fo:margin-right="0in" fo:margin-top="0in" fo:margin-bottom="0.0835in" loext:contextual-spacing="false" fo:line-height="150%" fo:text-align="justify" style:justify-single-word="false" fo:keep-together="always" fo:text-indent="-0.25in" style:auto-text-indent="false"/>
    </style:style>
    <style:style style:name="P60" style:family="paragraph" style:parent-style-name="Standard" style:list-style-name="WWNum2">
      <style:paragraph-properties fo:margin-left="0.5in" fo:margin-right="0in" fo:margin-top="0in" fo:margin-bottom="0.0835in" loext:contextual-spacing="false" fo:line-height="150%" fo:text-align="justify" style:justify-single-word="false" fo:keep-together="always" fo:text-indent="-0.25in" style:auto-text-indent="false"/>
    </style:style>
    <style:style style:name="P61" style:family="paragraph" style:parent-style-name="Standard" style:list-style-name="WWNum4">
      <style:paragraph-properties fo:margin-left="0.5in" fo:margin-right="0in" fo:margin-top="0in" fo:margin-bottom="0.0835in" loext:contextual-spacing="false" fo:line-height="150%" fo:text-align="justify" style:justify-single-word="false" fo:keep-together="always" fo:text-indent="-0.25in" style:auto-text-indent="false"/>
      <style:text-properties style:font-name="Arial" fo:font-size="12pt" style:text-underline-style="none" style:font-name-asian="Arial1" style:font-size-asian="12pt" style:font-name-complex="Arial1" style:font-size-complex="12pt"/>
    </style:style>
    <style:style style:name="P62" style:family="paragraph" style:parent-style-name="Standard" style:list-style-name="WWNum4">
      <style:paragraph-properties fo:margin-left="1in" fo:margin-right="0in" fo:margin-top="0in" fo:margin-bottom="0.0835in" loext:contextual-spacing="false" fo:line-height="150%" fo:text-align="justify" style:justify-single-word="false" fo:keep-together="always" fo:text-indent="-0.25in" style:auto-text-indent="false"/>
    </style:style>
    <style:style style:name="P63" style:family="paragraph" style:parent-style-name="Standard">
      <style:paragraph-properties fo:margin-left="0.2646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>
        <style:tab-stops>
          <style:tab-stop style:position="0.2646in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64" style:family="paragraph" style:parent-style-name="Standard">
      <style:paragraph-properties fo:margin-left="0.2646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>
        <style:tab-stops>
          <style:tab-stop style:position="0.2646in"/>
        </style:tab-stops>
      </style:paragraph-properties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1">
      <style:paragraph-properties fo:margin-top="0.0835in" fo:margin-bottom="0.0417in" loext:contextual-spacing="false" fo:line-height="100%" fo:text-align="justify" style:justify-single-word="false" fo:keep-with-next="always"/>
    </style:style>
    <style:style style:name="P67" style:family="paragraph" style:parent-style-name="Heading_20_1">
      <style:paragraph-properties fo:margin-top="0.0835in" fo:margin-bottom="0.0417in" loext:contextual-spacing="false" fo:line-height="100%" fo:text-align="justify" style:justify-single-word="false" fo:break-before="page" fo:keep-with-next="always"/>
    </style:style>
    <style:style style:name="P68" style:family="paragraph" style:parent-style-name="Heading_20_2">
      <style:paragraph-properties fo:margin-top="0.0835in" fo:margin-bottom="0.0417in" loext:contextual-spacing="false" fo:line-height="100%" fo:text-align="justify" style:justify-single-word="false" fo:keep-with-next="always"/>
    </style:style>
    <style:style style:name="P69" style:family="paragraph" style:parent-style-name="Heading_20_2">
      <style:paragraph-properties fo:margin-top="0.0835in" fo:margin-bottom="0.0835in" loext:contextual-spacing="false" fo:line-height="150%" fo:text-align="justify" style:justify-single-word="false" fo:keep-together="always"/>
    </style:style>
    <style:style style:name="P70" style:family="paragraph" style:parent-style-name="Heading_20_2">
      <style:paragraph-properties fo:margin-top="0.0835in" fo:margin-bottom="0.0835in" loext:contextual-spacing="false" fo:line-height="100%" fo:text-align="justify" style:justify-single-word="false">
        <style:tab-stops>
          <style:tab-stop style:position="0.2646in"/>
        </style:tab-stops>
      </style:paragraph-properties>
      <style:text-properties fo:font-weight="bold" style:font-weight-asian="bold"/>
    </style:style>
    <style:style style:name="P71" style:family="paragraph" style:parent-style-name="Heading_20_2">
      <style:paragraph-properties fo:margin-top="0.0835in" fo:margin-bottom="0.0835in" loext:contextual-spacing="false" fo:line-height="100%" fo:text-align="justify" style:justify-single-word="false" fo:break-before="page">
        <style:tab-stops>
          <style:tab-stop style:position="0.2646in"/>
        </style:tab-stops>
      </style:paragraph-properties>
    </style:style>
    <style:style style:name="P72" style:family="paragraph" style:parent-style-name="Heading_20_2">
      <style:paragraph-properties fo:margin-left="0in" fo:margin-right="0in" fo:margin-top="0.0835in" fo:margin-bottom="0.0835in" loext:contextual-spacing="false" fo:line-height="100%" fo:text-align="justify" style:justify-single-word="false" fo:text-indent="0in" style:auto-text-indent="false">
        <style:tab-stops>
          <style:tab-stop style:position="0.2646in"/>
        </style:tab-stops>
      </style:paragraph-properties>
    </style:style>
    <style:style style:name="P73" style:family="paragraph" style:parent-style-name="Heading_20_2">
      <style:paragraph-properties fo:margin-left="0.2646in" fo:margin-right="0in" fo:margin-top="0.0835in" fo:margin-bottom="0.0835in" loext:contextual-spacing="false" fo:line-height="100%" fo:text-align="justify" style:justify-single-word="false" fo:text-indent="0in" style:auto-text-indent="false">
        <style:tab-stops>
          <style:tab-stop style:position="0.2646in"/>
        </style:tab-stops>
      </style:paragraph-properties>
    </style:style>
    <style:style style:name="T1" style:family="text">
      <style:text-properties style:font-name="Arial" fo:font-weight="bold" style:font-name-asian="Arial1" style:font-weight-asian="bold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4" style:family="text">
      <style:text-properties style:font-name="Arial" style:font-name-asian="Arial1" style:font-name-complex="Arial1"/>
    </style:style>
    <style:style style:name="T5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6" style:family="text">
      <style:text-properties style:font-name="Arial" fo:font-size="12pt" style:font-name-asian="Arial1" style:font-size-asian="12pt" style:font-name-complex="Arial1" style:font-size-complex="12pt"/>
    </style:style>
    <style:style style:name="T7" style:family="text">
      <style:text-properties style:font-name="Arial" fo:font-size="12pt" style:text-underline-style="none" style:font-name-asian="Arial1" style:font-size-asian="12pt" style:font-name-complex="Arial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2pt" fo:font-style="normal" style:text-underline-style="none" fo:font-weight="bold" style:font-name-asian="Arial1" style:font-size-asian="22pt" style:font-style-asian="normal" style:font-weight-asian="bold" style:font-name-complex="Arial1" style:font-size-complex="2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style:font-name-asian="Arial1" style:font-size-asian="11pt" style:font-style-asian="normal" style:font-name-complex="Arial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9pt" fo:font-style="normal" style:text-underline-style="none" style:font-name-asian="Arial1" style:font-size-asian="19pt" style:font-style-asian="normal" style:font-name-complex="Arial1" style:font-size-complex="19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9pt" fo:font-style="normal" style:text-underline-style="none" fo:font-weight="bold" style:font-name-asian="Arial1" style:font-size-asian="19pt" style:font-style-asian="normal" style:font-weight-asian="bold" style:font-name-complex="Arial1" style:font-size-complex="1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2pt" fo:font-style="normal" style:font-name-asian="Arial1" style:font-size-asian="12pt" style:font-style-asian="normal" style:font-name-complex="Arial1" style:font-size-complex="12pt"/>
    </style:style>
    <style:style style:name="T19" style:family="text">
      <style:text-properties style:text-position="0% 100%" style:font-name="Arial" fo:font-size="11pt" style:font-name-asian="Arial1" style:font-size-asian="11pt" style:font-name-complex="Arial1" style:font-size-complex="11pt"/>
    </style:style>
    <style:style style:name="T20" style:family="text">
      <style:text-properties style:text-position="0% 100%" style:font-name="Arial" fo:font-size="12pt" style:font-name-asian="Arial1" style:font-size-asian="12pt" style:font-name-complex="Arial1" style:font-size-complex="12pt"/>
    </style:style>
    <style:style style:name="T21" style:family="text">
      <style:text-properties style:text-position="0% 100%" fo:font-size="12pt" fo:font-weight="bold" style:font-size-asian="12pt" style:font-weight-asian="bold" style:font-size-complex="12pt"/>
    </style:style>
    <style:style style:name="T22" style:family="text">
      <style:text-properties style:text-position="0% 100%" fo:font-weight="bold" style:font-weight-asian="bold"/>
    </style:style>
    <style:style style:name="T23" style:family="text">
      <style:text-properties fo:font-variant="small-caps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4" style:family="text">
      <style:text-properties fo:font-size="12pt" fo:font-weight="bold" style:font-size-asian="12pt" style:font-weight-asian="bold" style:font-size-complex="12pt"/>
    </style:style>
    <style:style style:name="T25" style:family="text">
      <style:text-properties fo:font-weight="bold" style:font-weight-asian="bold"/>
    </style:style>
    <style:style style:name="T26" style:family="text">
      <style:text-properties fo:color="#0000ff" style:font-name="Arial" fo:font-size="12pt" style:font-name-asian="Arial1" style:font-size-asian="12pt" style:font-name-complex="Arial1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4"><text:span text:style-name="T1">GERENCIADOR DE </text:span><text:span text:style-name="T8"><text:s/></text:span></text:p>
            <text:p text:style-name="P13"><text:span text:style-name="T1">LABORATÓRIOS ACESSÍVEL</text:span><text:span text:style-name="T8"> </text:span></text:p>
            <text:p text:style-name="P13"><text:span text:style-name="T1">BRASILEIRO</text:span></text:p>
          </table:table-cell>
        </table:table-row>
      </table:table>
      <text:p text:style-name="P13"><text:span text:style-name="T8"> </text:span></text:p>
      <text:p text:style-name="P13"><text:span text:style-name="T8"> </text:span></text:p>
      <text:p text:style-name="P14"><text:span text:style-name="T8"> </text:span></text:p>
      <text:p text:style-name="P14"><text:span text:style-name="T8"> </text:span></text:p>
      <text:p text:style-name="P14"><text:span text:style-name="T8"> </text:span></text:p>
      <text:p text:style-name="P14"><text:span text:style-name="T8"> </text:span></text:p>
      <text:p text:style-name="P14"><text:span text:style-name="T8"> </text:span></text:p>
      <text:p text:style-name="P14"><text:span text:style-name="T8"> </text:span></text:p>
      <text:p text:style-name="P14"><text:span text:style-name="T8"> </text:span></text:p>
      <text:p text:style-name="P14"><text:span text:style-name="T8"> </text:span></text:p>
      <text:p text:style-name="P9"/>
      <text:p text:style-name="P13"><text:span text:style-name="T8"> </text:span></text:p>
      <text:p text:style-name="P13"><text:span text:style-name="T8"> </text:span></text:p>
      <text:p text:style-name="P13"><text:span text:style-name="T8"> </text:span></text:p>
      <text:p text:style-name="P13"><text:span text:style-name="T8"> </text:span></text:p>
      <text:p text:style-name="P25"><text:span text:style-name="T11">Plano de Testes</text:span></text:p>
      <text:p text:style-name="P1"/>
      <text:p text:style-name="P6"><text:span text:style-name="T19">Desenvolvimento de Sistemas</text:span></text:p>
      <text:p text:style-name="P26"><text:soft-page-break/><text:span text:style-name="T8"> </text:span></text:p>
      <text:p text:style-name="P26"><text:span text:style-name="T8"> 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9"> </text:span></text:p>
      <text:p text:style-name="P13"><text:span text:style-name="T9"> </text:span></text:p>
      <text:p text:style-name="P13"><text:span text:style-name="T9"> 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span text:style-name="T12">Professor: </text:span><text:span text:style-name="T2">Daricélio Moreira Soares </text:span></text:p>
            <text:p text:style-name="P27"/>
          </table:table-cell>
          <table:table-cell table:style-name="Table2.A1" office:value-type="string">
            <text:p text:style-name="P14"><text:span text:style-name="T12">Equipe: </text:span><text:span text:style-name="T13">Jhonatan</text:span><text:span text:style-name="T2"> Patrocínio</text:span></text:p>
            <text:p text:style-name="P14"><text:span text:style-name="T2">Tiago Prata</text:span></text:p>
            <text:p text:style-name="P11"/>
          </table:table-cell>
        </table:table-row>
      </table:table>
      <text:p text:style-name="P14"><text:span text:style-name="T13"> </text:span></text:p>
      <text:p text:style-name="P15"><text:span text:style-name="T13"> </text:span><text:span text:style-name="T12"> </text:span><text:span text:style-name="T3">Janeiro</text:span><text:span text:style-name="T12"> / 20</text:span><text:span text:style-name="T3">21</text:span></text:p>
      <text:p text:style-name="P22"><text:span text:style-name="T10">Histórico de Revisões</text:span>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<text:span text:style-name="T8">Data</text:span></text:p>
          </table:table-cell>
          <table:table-cell table:style-name="Table3.A1" office:value-type="string">
            <text:p text:style-name="P28"><text:span text:style-name="T8">Versão</text:span></text:p>
          </table:table-cell>
          <table:table-cell table:style-name="Table3.A1" office:value-type="string">
            <text:p text:style-name="P28"><text:span text:style-name="T8">Descrição</text:span></text:p>
          </table:table-cell>
          <table:table-cell table:style-name="Table3.A1" office:value-type="string">
            <text:p text:style-name="P28"><text:span text:style-name="T8">Autor</text:span></text:p>
          </table:table-cell>
        </table:table-row>
        <table:table-row table:style-name="Table3.1">
          <table:table-cell table:style-name="Table3.A1" office:value-type="string">
            <text:p text:style-name="P28"><text:span text:style-name="T4">10/01/2021</text:span></text:p>
          </table:table-cell>
          <table:table-cell table:style-name="Table3.A1" office:value-type="string">
            <text:p text:style-name="P28"><text:span text:style-name="T4">0.1</text:span></text:p>
          </table:table-cell>
          <table:table-cell table:style-name="Table3.A1" office:value-type="string">
            <text:p text:style-name="P28"><text:span text:style-name="T4">Criação do documento</text:span></text:p>
          </table:table-cell>
          <table:table-cell table:style-name="Table3.A1" office:value-type="string">
            <text:p text:style-name="P28"><text:span text:style-name="T4">Jhonatan &amp; Tiago</text:span></text:p>
          </table:table-cell>
        </table:table-row>
        <table:table-row table:style-name="Table3.1">
          <table:table-cell table:style-name="Table3.A1" office:value-type="string">
            <text:p text:style-name="P28"><text:span text:style-name="T4">15/01/2021</text:span></text:p>
          </table:table-cell>
          <table:table-cell table:style-name="Table3.A1" office:value-type="string">
            <text:p text:style-name="P28"><text:span text:style-name="T4">0.2</text:span></text:p>
          </table:table-cell>
          <table:table-cell table:style-name="Table3.A1" office:value-type="string">
            <text:p text:style-name="P28"><text:span text:style-name="T4">Modificação dos testes</text:span></text:p>
          </table:table-cell>
          <table:table-cell table:style-name="Table3.A1" office:value-type="string">
            <text:p text:style-name="P35"><text:span text:style-name="T4">Jhonatan &amp; Tiago</text:span></text:p>
          </table:table-cell>
        </table:table-row>
      </table:table>
      <text:p text:style-name="P1"/>
      <text:p text:style-name="P19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0"/>
        </text:index-body>
      </text:table-of-content>
      <text:p text:style-name="P41"><text:span text:style-name="T5">SUMÁRIO</text:span></text:p>
      <text:p text:style-name="P4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3"><text:a xlink:type="simple" xlink:href="#_td4p9r2izuu0" text:style-name="Index_20_Link" text:visited-style-name="Index_20_Link"><text:span text:style-name="T23">1 INTRODUÇÃO</text:span></text:a><text:span text:style-name="T23"><text:tab/>4</text:span></text:p>
          <text:p text:style-name="P45"><text:a xlink:type="simple" xlink:href="#_e2s2huqqvlw4" text:style-name="Index_20_Link" text:visited-style-name="Index_20_Link"><text:span text:style-name="T23">1.1 OBJETIVOS</text:span></text:a><text:span text:style-name="T23"><text:tab/>4</text:span></text:p>
          <text:p text:style-name="P45"><text:a xlink:type="simple" xlink:href="#_9x6qs01i97dl" text:style-name="Index_20_Link" text:visited-style-name="Index_20_Link"><text:span text:style-name="T23">1.2 GERENCIADOR DE LABORATÓRIO ACESSÍVEL BRASILEIRO</text:span></text:a><text:span text:style-name="T23"><text:tab/>4</text:span></text:p>
          <text:p text:style-name="P45"><text:a xlink:type="simple" xlink:href="#_ad6xsivyaxel" text:style-name="Index_20_Link" text:visited-style-name="Index_20_Link"><text:span text:style-name="T23">1.3 ESCOPO</text:span></text:a><text:span text:style-name="T23"><text:tab/>5</text:span></text:p>
          <text:p text:style-name="P44"><text:a xlink:type="simple" xlink:href="#_tff4ujhyz0p" text:style-name="Index_20_Link" text:visited-style-name="Index_20_Link"><text:span text:style-name="T23">2 REQUISITOS A TESTAR</text:span></text:a><text:span text:style-name="T23"><text:tab/>5</text:span></text:p>
          <text:p text:style-name="P45"><text:a xlink:type="simple" xlink:href="#_namigt4gv2js" text:style-name="Index_20_Link" text:visited-style-name="Index_20_Link"><text:span text:style-name="T23">2.1 TESTE FUNCIONAL</text:span></text:a><text:span text:style-name="T23"><text:tab/>5</text:span></text:p>
          <text:p text:style-name="P44"><text:a xlink:type="simple" xlink:href="#_3svqqlx88by6" text:style-name="Index_20_Link" text:visited-style-name="Index_20_Link"><text:span text:style-name="T23">3 ESTRATÉGIA DE TESTE</text:span></text:a><text:span text:style-name="T23"><text:tab/>6</text:span></text:p>
          <text:p text:style-name="P45"><text:a xlink:type="simple" xlink:href="#_c49sn191bkwl" text:style-name="Index_20_Link" text:visited-style-name="Index_20_Link"><text:span text:style-name="T23">3.1 TESTE FUNCIONAL RF1 - CADASTRO DO PROFESSOR</text:span></text:a><text:span text:style-name="T23"><text:tab/>6</text:span></text:p>
          <text:p text:style-name="P45"><text:a xlink:type="simple" xlink:href="#_h5qqethvuz6y" text:style-name="Index_20_Link" text:visited-style-name="Index_20_Link"><text:span text:style-name="T23">3.2 TESTE FUNCIONAL RF2 - CADASTRO DO ALUNO</text:span></text:a><text:span text:style-name="T23"><text:tab/>8</text:span></text:p>
          <text:p text:style-name="P45"><text:a xlink:type="simple" xlink:href="#_1q3t35c3acxc" text:style-name="Index_20_Link" text:visited-style-name="Index_20_Link"><text:span text:style-name="T23">3.3 TESTE FUNCIONAL RF3 - CADASTRO DE LABORATÓRIO</text:span></text:a><text:span text:style-name="T23"><text:tab/>9</text:span></text:p>
          <text:p text:style-name="P45"><text:a xlink:type="simple" xlink:href="#_7360kipl9hqi" text:style-name="Index_20_Link" text:visited-style-name="Index_20_Link"><text:span text:style-name="T23">3.4 TESTE FUNCIONAL RF4 - SOLICITAR RESERVA</text:span></text:a><text:span text:style-name="T23"><text:tab/>11</text:span></text:p>
          <text:p text:style-name="P46"><text:a xlink:type="simple" xlink:href="#_9344snso49cn" text:style-name="Index_20_Link" text:visited-style-name="Index_20_Link"><text:span text:style-name="T23">3.5 TESTE FUNCIONAL RF5 - ANALISAR RESERVAS</text:span></text:a><text:span text:style-name="T23"><text:tab/>12</text:span></text:p>
        </text:index-body>
      </text:table-of-content>
      <text:p text:style-name="P5"><text:bookmark text:name="_gqjngqmp3rih"/></text:p>
      <text:p text:style-name="P65"><text:bookmark text:name="_td4p9r2izuu0"/>1 INTRODUÇÃO</text:p>
      <text:p text:style-name="P7"><text:bookmark text:name="_30j0zll"/></text:p>
      <text:p text:style-name="P8"><text:bookmark text:name="_lxl77ouiwmhd"/><text:span text:style-name="T6"><text:tab/>Esta seção fala sobre os objetivos e o limite que os testes alcançam, todos aplicados no sistema GLAB.</text:span></text:p>
      <text:p text:style-name="P7"><text:bookmark text:name="_6ey5xap1vsyf"/></text:p>
      <text:p text:style-name="P68"><text:bookmark text:name="_e2s2huqqvlw4"/><text:span text:style-name="T24">1.1 OBJETIVOS</text:span></text:p>
      <text:p text:style-name="P2"/>
      <text:p text:style-name="P47"><text:span text:style-name="T16">Esse documento do Plano de Testes do </text:span><text:span text:style-name="T6">GLAB</text:span><text:span text:style-name="T16"> compõe-se dos seguintes objetivos:</text:span></text:p>
      <text:list xml:id="list4187541814" text:style-name="WWNum5">
        <text:list-item>
          <text:p text:style-name="P48"><text:span text:style-name="T16">Identificar informações de projeto existentes e os componentes de software que devem ser testados.</text:span></text:p>
        </text:list-item>
        <text:list-item>
          <text:p text:style-name="P48"><text:span text:style-name="T16">Listar os Requisitos a Testar recomendados (alto nível).</text:span></text:p>
        </text:list-item>
        <text:list-item>
          <text:p text:style-name="P48"><text:span text:style-name="T16">Recomendar e descrever as estratégias de teste a serem empregadas.</text:span></text:p>
        </text:list-item>
        <text:list-item>
          <text:p text:style-name="P48"><text:span text:style-name="T16">Identificar os recursos necessários e prover uma estimativa dos esforços de teste.</text:span></text:p>
        </text:list-item>
        <text:list-item>
          <text:p text:style-name="P49"><text:bookmark text:name="_1fob9te"/><text:span text:style-name="T16">Listar os elementos resultantes do projeto de testes.</text:span></text:p>
        </text:list-item>
      </text:list>
      <text:p text:style-name="P50"><text:bookmark text:name="_4squ4fpdu3r9"/></text:p>
      <text:p text:style-name="Heading_20_2"><text:bookmark text:name="_9x6qs01i97dl"/><text:span text:style-name="T25">1.2 GERENCIADOR DE LABORATÓRIO ACESSÍVEL BRASILEIRO</text:span></text:p>
      <text:p text:style-name="P2"><text:bookmark text:name="_3znysh7"/></text:p>
      <text:p text:style-name="P47"><text:bookmark text:name="_2et92p0"/><text:span text:style-name="T6">O GLAB, é um sistema ao qual busca fazer o intermédio entre a coordenação e os professores em relação à reserva de espaços. Através de uma plataforma web os professores poderão solicitar um espaço para realizarem atividades extraclasses, já a coordenação, terá o controle de quem, onde e quando estará solicitando um espaço.</text:span></text:p>
      <text:p text:style-name="P47"><text:bookmark text:name="_e7ukzxl09ljj"/><text:span text:style-name="T6">Alunos por sua vez, no sistema, poderão acessar as reservas que estão agendadas como uma forma de consulta de horários.</text:span></text:p>
      <text:p text:style-name="P47"><text:bookmark text:name="_nwtpu633iyfg"/><text:span text:style-name="T6">Além do módulo de solicitação de reservas, presente no perfil de professor, terá também o módulo de análise de solicitações, onde é uma parte exclusiva do perfil de administrador, onde será possível fazer o julgamento de aceite de uma reserva. Como administrador também será disponível modelos de cadastro de centros e espaços.</text:span></text:p>
      <text:p text:style-name="P47"><text:bookmark text:name="_tbh506l4lp1f"/><text:span text:style-name="T6">Este sistema seria hospedado primeiramente no curso de sistemas de informação, como uma fase inicial de teste para melhorias e aprimoramentos posteriores.</text:span></text:p>
      <text:p text:style-name="P69"><text:bookmark text:name="_ad6xsivyaxel"/><text:span text:style-name="T25">1.3 ESCOPO</text:span></text:p>
      <text:p text:style-name="P47"><text:span text:style-name="T16">O </text:span><text:span text:style-name="T6">GLAB</text:span><text:span text:style-name="T16"> passará pelos testes unitário, de integração e de sistema. Os testes unitários e de integração vão lidar com a qualidade funcional, das bases de dados, interface gráfica e do controle de acesso; enquanto que os testes de sistema </text:span><text:span text:style-name="T6">dedicam-se</text:span><text:span text:style-name="T16"> </text:span><text:span text:style-name="T6">às questões</text:span><text:span text:style-name="T16"> de performance.</text:span></text:p>
      <text:p text:style-name="P47"><text:soft-page-break/><text:span text:style-name="T16">Para a execução dos testes serão utilizad</text:span><text:span text:style-name="T6">os dispositivos comuns e variados, tentando simular o dia-a-dia do ambiente de implantação</text:span><text:span text:style-name="T16">, </text:span><text:span text:style-name="T6">pois não é possível </text:span><text:span text:style-name="T16">garantir a previsibilidade de performance e compatibilidade aos quais os usu</text:span><text:span text:style-name="T6">ários irão passar</text:span><text:span text:style-name="T16">.</text:span></text:p>
      <text:p text:style-name="P34"/>
      <text:p text:style-name="P66"><text:bookmark text:name="_tff4ujhyz0p"/>2 REQUISITOS A TESTAR</text:p>
      <text:p text:style-name="P51"/>
      <text:p text:style-name="P47"><text:bookmark text:name="_2emzbf2fu28q"/><text:span text:style-name="T16">Abaixo </text:span><text:span text:style-name="T6">estão apresentados</text:span><text:span text:style-name="T16"> aqueles itens que foram identificados como alvos d</text:span><text:span text:style-name="T6">o</text:span><text:span text:style-name="T16"> teste funcional. </text:span></text:p>
      <text:p text:style-name="P30"><text:bookmark text:name="_hpdw5ei3fa9a"/></text:p>
      <text:p text:style-name="P68"><text:bookmark text:name="_namigt4gv2js"/><text:span text:style-name="T25">2.1 TESTE FUNCIONAL</text:span></text:p>
      <text:p text:style-name="P53"/>
      <text:list xml:id="list4249787003" text:style-name="WWNum1">
        <text:list-item>
          <text:p text:style-name="P56"><text:span text:style-name="T16">Verifique </text:span><text:span text:style-name="T6">se</text:span><text:span text:style-name="T16"> as informações úteis obtidas pelo </text:span><text:span text:style-name="T6">sistema</text:span><text:span text:style-name="T16"> são automaticamente e periodicamente atualizadas.</text:span></text:p>
        </text:list-item>
        <text:list-item>
          <text:p text:style-name="P56"><text:span text:style-name="T16">Verifique </text:span><text:span text:style-name="T6">se</text:span><text:span text:style-name="T16"> qualquer usuário pode acessar sua própria conta através de login e senha.</text:span></text:p>
        </text:list-item>
        <text:list-item>
          <text:p text:style-name="P56"><text:span text:style-name="T16">Verifique </text:span><text:span text:style-name="T6">se</text:span><text:span text:style-name="T16"> </text:span><text:span text:style-name="T6">as</text:span><text:span text:style-name="T16"> </text:span><text:span text:style-name="T6">reservas</text:span><text:span text:style-name="T16"> </text:span><text:span text:style-name="T6">estão vinculadas aos usuários</text:span><text:span text:style-name="T16"> corretos.</text:span></text:p>
        </text:list-item>
        <text:list-item>
          <text:p text:style-name="P56"><text:bookmark text:name="_17dp8vu"/><text:span text:style-name="T16">Verifique </text:span><text:span text:style-name="T6">se</text:span><text:span text:style-name="T16"> as informações podem ser acessadas em qualquer dos </text:span><text:span text:style-name="T6">dispositivos</text:span><text:span text:style-name="T16"> disponíveis.</text:span></text:p>
        </text:list-item>
      </text:list>
      <text:p text:style-name="P32"><text:bookmark text:name="_yoqqqax9bi05"/></text:p>
      <text:p text:style-name="P66"><text:bookmark text:name="_e58egpchd6yv"/></text:p>
      <text:p text:style-name="P67"><text:bookmark text:name="_3svqqlx88by6"/><text:span text:style-name="T25">3</text:span> <text:span text:style-name="T25">ESTRATÉGIA DE TESTE</text:span></text:p>
      <text:p text:style-name="P3"/>
      <text:p text:style-name="P47"><text:span text:style-name="T6">Nesta seção, será apresentado as estratégias utilizadas em cada requisito funcional do sistema GLAB. Todos os testes serão feitos de forma automatizada.</text:span></text:p>
      <text:p text:style-name="P2"><text:bookmark text:name="_4i7ojhp"/></text:p>
      <text:p text:style-name="P68"><text:bookmark text:name="_c49sn191bkwl"/><text:span text:style-name="T25">3.1 TESTE FUNCIONAL RF1 - CADASTRO DO PROFESSOR</text:span></text:p>
      <text:p text:style-name="P54"/>
      <text:p text:style-name="P55"><text:span text:style-name="T5">Tabela 1 - </text:span><text:span text:style-name="T6">Teste do Requisito funcional 1, cadastrar professor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7"><text:span text:style-name="T6">Objetivo do Teste:</text:span></text:p>
          </table:table-cell>
          <table:table-cell table:style-name="Table4.A1" office:value-type="string">
            <text:p text:style-name="P57"><text:span text:style-name="T6">Testar a navegação dos botões até chegar à tela de cadastro do professor, verificar a entrada de dados através do formulário de cadastro, processamento e feedback do sistema se ocorrer erros durante o processamento.</text:span></text:p>
          </table:table-cell>
        </table:table-row>
        <table:table-row table:style-name="Table4.1">
          <table:table-cell table:style-name="Table4.A1" office:value-type="string">
            <text:p text:style-name="P37"><text:span text:style-name="T6">Técnica:</text:span></text:p>
          </table:table-cell>
          <table:table-cell table:style-name="Table4.A1" office:value-type="string">
            <text:list xml:id="list2469572390" text:style-name="WWNum3">
              <text:list-item>
                <text:p text:style-name="P58"><text:span text:style-name="T6">Entrada de dados válidos via formulário para verificar se os dados obrigatórios estão sendo validados.</text:span></text:p>
              </text:list-item>
              <text:list-item>
                <text:p text:style-name="P58"><text:span text:style-name="T6">Entrada de dados inválidos via formulário para verificar se os dados obrigatórios estão sendo solicitados e erros estão sendo tratados.</text:span></text:p>
              </text:list-item>
              <text:list-item>
                <text:p text:style-name="P58"><text:span text:style-name="T6">Verificar se o formulário de cadastro está sendo renderizado como esperado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38"><text:span text:style-name="T6">Casos de Testes:</text:span></text:p>
          </table:table-cell>
          <table:table-cell table:style-name="Table4.A1" office:value-type="string">
            <text:list xml:id="list3803434622" text:style-name="WWNum4">
              <text:list-item>
                <text:p text:style-name="P59"><text:span text:style-name="T6">Caso de teste #1:</text:span></text:p>
                <text:list>
                  <text:list-item>
                    <text:p text:style-name="P62"><text:span text:style-name="T6">Inserindo os dados de matrícula, centro acadêmico, nome completo, email institucional e senha. Todos os campos são válidos e o resultado esperado é a inserção no banco de dados.</text:span></text:p>
                  </text:list-item>
                </text:list>
              </text:list-item>
              <text:list-item>
                <text:p text:style-name="P59"><text:span text:style-name="T6">Caso de teste #2:</text:span></text:p>
                <text:list>
                  <text:list-item>
                    <text:p text:style-name="P62"><text:span text:style-name="T6">Inserindo os dados de matrícula, nome completo, email institucional e senha. Todos os campos são válidos exceto o campo centro acadêmico que está em branco e é obrigatório e o resultado esperado é a mensagem de erro no campo centro acadêmico informando que é obrigatório.</text:span></text:p>
                  </text:list-item>
                </text:list>
              </text:list-item>
              <text:list-item>
                <text:p text:style-name="P59"><text:span text:style-name="T6">Caso de teste #3:</text:span></text:p>
                <text:list>
                  <text:list-item>
                    <text:p text:style-name="P62"><text:span text:style-name="T6">Acessar o link de cadastro de professor e verificar se os campos do formulário estão sendo renderizados como especificado.</text:span></text:p>
                  </text:list-item>
                </text:list>
              </text:list-item>
              <text:list-item>
                <text:p text:style-name="P59"><text:span text:style-name="T6">Caso de teste #4:</text:span></text:p>
                <text:list>
                  <text:list-item>
                    <text:p text:style-name="P62"><text:span text:style-name="T6">Inserindo letras no campo matrícula e o resultado é uma mensagem de erro “Digite um valor válido”</text:span></text:p>
                  </text:list-item>
                </text:list>
              </text:list-item>
              <text:list-item>
                <text:p text:style-name="P59"><text:span text:style-name="T6">Caso de teste #5:</text:span></text:p>
                <text:list>
                  <text:list-item>
                    <text:p text:style-name="P62"><text:span text:style-name="T6">Inserindo um email que não contém o domínio ufac.br e o resultado é uma mensagem de erro “Digite um email institucional válido”</text:span></text:p>
                  </text:list-item>
                </text:list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38"><text:span text:style-name="T6">Considerações Especiais:</text:span></text:p>
          </table:table-cell>
          <table:table-cell table:style-name="Table4.A1" office:value-type="string">
            <text:list xml:id="list977244243" text:style-name="WWNum2">
              <text:list-item>
                <text:p text:style-name="P60"><text:span text:style-name="T6">Todos os defeitos identificados foram tratados.</text:span></text:p>
              </text:list-item>
              <text:list-item>
                <text:p text:style-name="P60"><text:span text:style-name="T6">Todos os campos mostrados são obrigatórios.</text:span></text:p>
              </text:list-item>
            </text:list>
          </table:table-cell>
        </table:table-row>
      </table:table>
      <text:p text:style-name="P29"><text:span text:style-name="T6">Fonte: Elaboração própria.</text:span></text:p>
      <text:p text:style-name="P33"/>
      <text:p text:style-name="P70"><text:bookmark text:name="_tyuwr43ztfie"/></text:p>
      <text:p text:style-name="P71"><text:bookmark text:name="_h5qqethvuz6y"/><text:span text:style-name="T25">3.2 TESTE FUNCIONAL RF2 - CADASTRO DO ALUNO</text:span></text:p>
      <text:p text:style-name="P31"/>
      <text:p text:style-name="P52"><text:span text:style-name="T5">Tabela 2 - </text:span><text:span text:style-name="T6">Teste do Requisito funcional 2, cadastrar alunos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7"><text:span text:style-name="T6">Objetivo do Teste:</text:span></text:p>
          </table:table-cell>
          <table:table-cell table:style-name="Table5.A1" office:value-type="string">
            <text:p text:style-name="P57"><text:span text:style-name="T6">Testar a navegação dos botões até chegar à tela de cadastro do aluno, verificar a entrada de dados através do formulário de cadastro, processamento e feedback do sistema se ocorrer erros durante o processamento.</text:span></text:p>
          </table:table-cell>
        </table:table-row>
        <table:table-row table:style-name="Table5.1">
          <table:table-cell table:style-name="Table5.A1" office:value-type="string">
            <text:p text:style-name="P37"><text:span text:style-name="T6">Técnica:</text:span></text:p>
          </table:table-cell>
          <table:table-cell table:style-name="Table5.A1" office:value-type="string">
            <text:list xml:id="list201639756263259" text:continue-list="list2469572390" text:style-name="WWNum3">
              <text:list-item>
                <text:p text:style-name="P58"><text:span text:style-name="T6">Entrada de dados válidos via formulário para verificar se os dados obrigatórios estão sendo validados.</text:span></text:p>
              </text:list-item>
              <text:list-item>
                <text:p text:style-name="P58"><text:span text:style-name="T6">Entrada de dados inválidos via formulário para verificar se os dados obrigatórios estão sendo solicitados e erros estão sendo tratados.</text:span></text:p>
              </text:list-item>
              <text:list-item>
                <text:p text:style-name="P58"><text:span text:style-name="T6">Verificar se o formulário de cadastro está sendo renderizado como esperado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8"><text:span text:style-name="T6">Casos de Testes:</text:span></text:p>
          </table:table-cell>
          <table:table-cell table:style-name="Table5.A1" office:value-type="string">
            <text:list xml:id="list201639193053632" text:continue-list="list3803434622" text:style-name="WWNum4">
              <text:list-item>
                <text:p text:style-name="P59"><text:span text:style-name="T6">Caso de teste #1:</text:span></text:p>
                <text:list>
                  <text:list-item>
                    <text:p text:style-name="P62"><text:span text:style-name="T6">Inserindo os dados de matrícula, curso, nome completo, email institucional e senha. Todos os campos são válidos e o resultado esperado é a inserção no banco de dados.</text:span></text:p>
                  </text:list-item>
                </text:list>
              </text:list-item>
              <text:list-item>
                <text:p text:style-name="P59"><text:span text:style-name="T6">Caso de teste #2:</text:span></text:p>
                <text:list>
                  <text:list-item>
                    <text:p text:style-name="P62"><text:span text:style-name="T6">Inserindo os dados de matrícula, nome completo, email institucional e senha. Todos os campos são válidos exceto o campo curso que está em branco e é obrigatório e o resultado esperado é a mensagem de erro “Curso é obrigatório”.</text:span></text:p>
                  </text:list-item>
                </text:list>
              </text:list-item>
              <text:list-item>
                <text:p text:style-name="P59"><text:span text:style-name="T6">Caso de teste #3:</text:span></text:p>
                <text:list>
                  <text:list-item>
                    <text:p text:style-name="P62"><text:span text:style-name="T6">Acessar o link de cadastro do aluno e verificar se os campos do formulário estão sendo renderizados como especificado.</text:span></text:p>
                  </text:list-item>
                </text:list>
              </text:list-item>
              <text:list-item>
                <text:p text:style-name="P59"><text:span text:style-name="T6">Caso de teste #4:</text:span></text:p>
                <text:list>
                  <text:list-item>
                    <text:p text:style-name="P62"><text:span text:style-name="T6">Inserindo letras no campo matrícula e o resultado é uma mensagem de erro “Digite um valor válido”</text:span></text:p>
                  </text:list-item>
                </text:list>
              </text:list-item>
              <text:list-item>
                <text:p text:style-name="P59"><text:span text:style-name="T6">Caso de teste #5:</text:span></text:p>
                <text:list>
                  <text:list-item>
                    <text:p text:style-name="P62"><text:span text:style-name="T6">Inserindo um email que não contém o domínio sou.ufac.br e o resultado é uma mensagem de erro “Digite um email institucional válido”</text:span></text:p>
                  </text:list-item>
                </text:list>
              </text:list-item>
              <text:list-item>
                <text:p text:style-name="P61"/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8"><text:span text:style-name="T6">Considerações Especiais:</text:span></text:p>
          </table:table-cell>
          <table:table-cell table:style-name="Table5.A1" office:value-type="string">
            <text:list xml:id="list201638200437714" text:continue-list="list977244243" text:style-name="WWNum2">
              <text:list-item>
                <text:p text:style-name="P60"><text:span text:style-name="T6">Todos os defeitos identificados foram tratados.</text:span></text:p>
              </text:list-item>
              <text:list-item>
                <text:p text:style-name="P60"><text:span text:style-name="T6">Todos os campos mostrados são obrigatórios.</text:span></text:p>
              </text:list-item>
            </text:list>
          </table:table-cell>
        </table:table-row>
      </table:table>
      <text:p text:style-name="P36"><text:span text:style-name="T6">Fonte: Elaboração própria.</text:span></text:p>
      <text:p text:style-name="P39"/>
      <text:p text:style-name="P72"><text:bookmark text:name="_1q3t35c3acxc"/><text:span text:style-name="T25">3.3 TESTE FUNCIONAL RF3 - CADASTRO DE LABORATÓRIO</text:span></text:p>
      <text:p text:style-name="P63"/>
      <text:p text:style-name="P52"><text:span text:style-name="T5">Tabela 3 - </text:span><text:span text:style-name="T6">Teste do Requisito funcional 3, cadastrar laboratórios.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7"><text:span text:style-name="T6">Objetivo do Teste:</text:span></text:p>
          </table:table-cell>
          <table:table-cell table:style-name="Table6.A1" office:value-type="string">
            <text:p text:style-name="P57"><text:span text:style-name="T6">Testar a navegação dos botões até chegar à tela de cadastro de laboratório, verificar a entrada de dados através do formulário de cadastro, processamento e feedback do sistema se ocorrer erros durante o processamento.</text:span></text:p>
          </table:table-cell>
        </table:table-row>
        <table:table-row table:style-name="Table6.1">
          <table:table-cell table:style-name="Table6.A1" office:value-type="string">
            <text:p text:style-name="P37"><text:span text:style-name="T6">Técnica:</text:span></text:p>
          </table:table-cell>
          <table:table-cell table:style-name="Table6.A1" office:value-type="string">
            <text:list xml:id="list201638839441407" text:continue-list="list201639756263259" text:style-name="WWNum3">
              <text:list-item>
                <text:p text:style-name="P58"><text:span text:style-name="T6">Entrada de dados válidos para verificar se todos os campos obrigatórios que são solicitados estão sendo passados.</text:span></text:p>
              </text:list-item>
              <text:list-item>
                <text:p text:style-name="P58"><text:span text:style-name="T6">Entrada de dados inválidos para verificar se não ocorre a inserção de dados.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8"><text:span text:style-name="T6">Casos de Testes:</text:span></text:p>
          </table:table-cell>
          <table:table-cell table:style-name="Table6.A1" office:value-type="string">
            <text:list xml:id="list201639985208864" text:continue-list="list201639193053632" text:style-name="WWNum4">
              <text:list-item>
                <text:p text:style-name="P59"><text:span text:style-name="T6">Caso de teste #1:</text:span></text:p>
                <text:list>
                  <text:list-item>
                    <text:p text:style-name="P62"><text:span text:style-name="T6">Inserindo os dados de nome, quantidade de computadores, capacidade de pessoas. Todos os campos são válidos e o resultado esperado é a inserção no banco de dados.</text:span></text:p>
                  </text:list-item>
                </text:list>
              </text:list-item>
              <text:list-item>
                <text:p text:style-name="P59"><text:span text:style-name="T6">Caso de teste #2:</text:span></text:p>
                <text:list>
                  <text:list-item>
                    <text:p text:style-name="P62"><text:span text:style-name="T6">Inserindo os dados de quantidade de computadores e capacidade de pessoas. Todos os campos são válidos exceto o campo nome que está em branco e é obrigatório e o resultado esperado é a mensagem de erro “Este campo é obrigatório”.</text:span></text:p>
                  </text:list-item>
                </text:list>
              </text:list-item>
              <text:list-item>
                <text:p text:style-name="P59"><text:span text:style-name="T6">Caso de teste #3:</text:span></text:p>
                <text:list>
                  <text:list-item>
                    <text:p text:style-name="P62"><text:span text:style-name="T6">Acessar o link de cadastro do laboratório e verificar se os campos do formulário estão sendo renderizados como especificado.</text:span></text:p>
                  </text:list-item>
                </text:list>
              </text:list-item>
              <text:list-item>
                <text:p text:style-name="P59"><text:span text:style-name="T6">Caso de teste #4:</text:span></text:p>
                <text:list>
                  <text:list-item>
                    <text:p text:style-name="P62"><text:span text:style-name="T6">Inserindo número negativo no campo número de computadores e o resultado é uma mensagem de erro “Certifique-se que este valor seja maior ou igual a 0.”</text:span></text:p>
                  </text:list-item>
                </text:list>
              </text:list-item>
              <text:list-item>
                <text:p text:style-name="P59"><text:span text:style-name="T6">Caso de teste #5:</text:span></text:p>
                <text:list>
                  <text:list-item>
                    <text:p text:style-name="P62"><text:span text:style-name="T6">Inserindo número negativo no campo capacidade de pessoas e o resultado é uma mensagem de erro “Certifique-se que este valor seja maior ou igual a 0.”</text:span></text:p>
                  </text:list-item>
                </text:list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8"><text:span text:style-name="T6">Considerações Especiais:</text:span></text:p>
          </table:table-cell>
          <table:table-cell table:style-name="Table6.A1" office:value-type="string">
            <text:list xml:id="list201638877120833" text:continue-list="list201638200437714" text:style-name="WWNum2">
              <text:list-item>
                <text:p text:style-name="P60"><text:span text:style-name="T6">Todos os campos mostrados são obrigatórios.</text:span></text:p>
              </text:list-item>
            </text:list>
          </table:table-cell>
        </table:table-row>
      </table:table>
      <text:p text:style-name="P36"><text:span text:style-name="T6">Fonte: Elaboração própria.</text:span></text:p>
      <text:p text:style-name="P31"/>
      <text:p text:style-name="P31"/>
      <text:p text:style-name="P73"><text:bookmark text:name="_7360kipl9hqi"/><text:span text:style-name="T25">3.4 TESTE FUNCIONAL RF4 - SOLICITAR RESERVA</text:span></text:p>
      <text:p text:style-name="P64"/>
      <text:p text:style-name="P52"><text:soft-page-break/><text:span text:style-name="T5">Tabela 4 - </text:span><text:span text:style-name="T6">Teste do Requisito funcional 4, solicitação de reserva.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7"><text:span text:style-name="T6">Objetivo do Teste:</text:span></text:p>
          </table:table-cell>
          <table:table-cell table:style-name="Table7.B1" office:value-type="string">
            <text:p text:style-name="P57"><text:span text:style-name="T6">Testar a navegação dos botões até chegar à tela de solicitar uma reserva, verificar a entrada de dados através do formulário de solicitação de reserva, processamento e feedback do sistema se ocorrer erros durante o processamento.</text:span></text:p>
          </table:table-cell>
        </table:table-row>
        <table:table-row table:style-name="Table7.1">
          <table:table-cell table:style-name="Table7.A2" office:value-type="string">
            <text:p text:style-name="P37"><text:span text:style-name="T6">Técnica:</text:span></text:p>
          </table:table-cell>
          <table:table-cell table:style-name="Table7.A2" office:value-type="string">
            <text:list xml:id="list201638188917195" text:continue-list="list201638839441407" text:style-name="WWNum3">
              <text:list-item>
                <text:p text:style-name="P58"><text:span text:style-name="T6">Entrada de dados válidos via formulário para verificar se os dados obrigatórios estão sendo validados.</text:span></text:p>
              </text:list-item>
              <text:list-item>
                <text:p text:style-name="P58"><text:span text:style-name="T6">Entrada de dados inválidos via formulário para verificar se os dados obrigatórios estão sendo solicitados e erros estão sendo tratados.</text:span></text:p>
              </text:list-item>
              <text:list-item>
                <text:p text:style-name="P58"><text:span text:style-name="T6">Verificar se o formulário de solicitação está sendo renderizado como esperado.</text:span></text:p>
              </text:list-item>
            </text:list>
          </table:table-cell>
        </table:table-row>
        <table:table-row table:style-name="Table7.1">
          <table:table-cell table:style-name="Table7.A2" office:value-type="string">
            <text:p text:style-name="P38"><text:span text:style-name="T6">Casos de Testes:</text:span></text:p>
          </table:table-cell>
          <table:table-cell table:style-name="Table7.A2" office:value-type="string">
            <text:list xml:id="list201638136095873" text:continue-list="list201639985208864" text:style-name="WWNum4">
              <text:list-item>
                <text:p text:style-name="P59"><text:span text:style-name="T6">Caso de teste #1:</text:span></text:p>
                <text:list>
                  <text:list-item>
                    <text:p text:style-name="P62"><text:span text:style-name="T6">Inserindo os dados do laboratório, data, horário de início, horário de término, motivo, observações. Todos os campos são válidos e o resultado esperado é a inserção no banco de dados.</text:span></text:p>
                  </text:list-item>
                </text:list>
              </text:list-item>
              <text:list-item>
                <text:p text:style-name="P59"><text:span text:style-name="T6">Caso de teste #2:</text:span></text:p>
                <text:list>
                  <text:list-item>
                    <text:p text:style-name="P62"><text:span text:style-name="T6">Inserindo os dados de laboratório, data, horário de início, horário de término, observações. Todos os campos são válidos exceto o campo motivo que está em branco e é obrigatório e o resultado esperado é a mensagem de erro “Por favor, fale o motivo da solicitação”.</text:span></text:p>
                  </text:list-item>
                </text:list>
              </text:list-item>
              <text:list-item>
                <text:p text:style-name="P59"><text:span text:style-name="T6">Caso de teste #3:</text:span></text:p>
                <text:list>
                  <text:list-item>
                    <text:p text:style-name="P62"><text:span text:style-name="T6">Acessar o link de solicitar reserva e verificar se os campos do formulário estão sendo renderizados como especificado.</text:span></text:p>
                  </text:list-item>
                </text:list>
              </text:list-item>
            </text:list>
          </table:table-cell>
        </table:table-row>
        <table:table-row table:style-name="Table7.1">
          <table:table-cell table:style-name="Table7.A2" office:value-type="string">
            <text:p text:style-name="P38"><text:span text:style-name="T6">Considerações Especiais:</text:span></text:p>
          </table:table-cell>
          <table:table-cell table:style-name="Table7.A2" office:value-type="string">
            <text:list xml:id="list201639300201527" text:continue-list="list201638877120833" text:style-name="WWNum2">
              <text:list-item>
                <text:p text:style-name="P60"><text:span text:style-name="T6">Nenhum</text:span></text:p>
              </text:list-item>
            </text:list>
          </table:table-cell>
        </table:table-row>
      </table:table>
      <text:p text:style-name="P36"><text:span text:style-name="T6">Fonte: Elaboração própria.</text:span></text:p>
      <text:p text:style-name="P39"/>
      <text:p text:style-name="P72"><text:bookmark text:name="_9344snso49cn"/><text:span text:style-name="T25">3.5 TESTE FUNCIONAL RF5 - ANALISAR RESERVAS</text:span></text:p>
      <text:p text:style-name="P64"/>
      <text:p text:style-name="P52"><text:span text:style-name="T5">Tabela 5 - </text:span><text:span text:style-name="T6">Teste do Requisito funcional 5, análise de reservas solicitadas.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7"><text:span text:style-name="T6">Objetivo do Teste:</text:span></text:p>
          </table:table-cell>
          <table:table-cell table:style-name="Table8.B1" office:value-type="string">
            <text:p text:style-name="P57"><text:span text:style-name="T6">Testar a navegação dos botões até chegar à tela de analisar reservas solicitadas, verificar a entrada de dados através do formulário de cadastro, processamento e feedback do sistema se ocorrer erros durante o processamento.</text:span></text:p>
          </table:table-cell>
        </table:table-row>
        <table:table-row table:style-name="Table8.1">
          <table:table-cell table:style-name="Table8.A2" office:value-type="string">
            <text:p text:style-name="P37"><text:span text:style-name="T6">Técnica:</text:span></text:p>
          </table:table-cell>
          <table:table-cell table:style-name="Table8.B2" office:value-type="string">
            <text:list xml:id="list201638003373567" text:continue-list="list201638188917195" text:style-name="WWNum3">
              <text:list-item>
                <text:p text:style-name="P58"><text:span text:style-name="T6">Entrada de dados válidos para verificar se está atendendo o modelo de negócio.</text:span></text:p>
              </text:list-item>
              <text:list-item>
                <text:p text:style-name="P58"><text:span text:style-name="T6">Entrada de dados inválidos para verificar se não ocorre a inserção de dados.</text:span></text:p>
              </text:list-item>
            </text:list>
          </table:table-cell>
        </table:table-row>
        <table:table-row table:style-name="Table8.1">
          <table:table-cell table:style-name="Table8.A3" office:value-type="string">
            <text:p text:style-name="P38"><text:span text:style-name="T6">Casos de Testes:</text:span></text:p>
          </table:table-cell>
          <table:table-cell table:style-name="Table8.A3" office:value-type="string">
            <text:list xml:id="list201639836386043" text:continue-list="list201638136095873" text:style-name="WWNum4">
              <text:list-item>
                <text:p text:style-name="P59"><text:span text:style-name="T6">Caso de teste #1:</text:span></text:p>
                <text:list>
                  <text:list-item>
                    <text:p text:style-name="P62"><text:span text:style-name="T6">Aceitar uma reserva, alterando o status da reserva no formulário e salvando. O resultado é a alteração do status no banco de dados.</text:span></text:p>
                  </text:list-item>
                </text:list>
              </text:list-item>
              <text:list-item>
                <text:p text:style-name="P59"><text:span text:style-name="T6">Caso de teste #2:</text:span></text:p>
                <text:list>
                  <text:list-item>
                    <text:p text:style-name="P62"><text:span text:style-name="T6">Aceitar uma reserva que foi aceita anteriormente no mesmo horário. O resultado é a mensagem de erro “Já existe uma reserva confirmada neste horário”</text:span></text:p>
                  </text:list-item>
                </text:list>
              </text:list-item>
            </text:list>
          </table:table-cell>
        </table:table-row>
        <table:table-row table:style-name="Table8.1">
          <table:table-cell table:style-name="Table8.A3" office:value-type="string">
            <text:p text:style-name="P38"><text:span text:style-name="T6">Considerações Especiais:</text:span></text:p>
          </table:table-cell>
          <table:table-cell table:style-name="Table8.A3" office:value-type="string">
            <text:list xml:id="list201638273681605" text:continue-list="list201639300201527" text:style-name="WWNum2">
              <text:list-item>
                <text:p text:style-name="P60"><text:span text:style-name="T6">Nenhum outro caso identificado.</text:span></text:p>
              </text:list-item>
            </text:list>
          </table:table-cell>
        </table:table-row>
      </table:table>
      <text:p text:style-name="P36"><text:span text:style-name="T6">Fonte: Elaboração própr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835in" fo:margin-bottom="0.0417in" loext:contextual-spacing="false" fo:line-height="100%" fo:text-align="justify" style:justify-single-word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.0417in" loext:contextual-spacing="false" fo:line-height="100%" fo:text-align="justify" style:justify-single-word="false" fo:keep-together="always" fo:keep-with-next="always"/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position="0% 100%"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position="0% 100%"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position="0% 100%"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style:text-position="0% 100%" fo:font-size="12pt" style:font-size-asian="12pt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d1" style:page-layout-name="Mpm2">
      <style:header>
        <text:p text:style-name="MP3"><text:page-number text:select-page="current">9</text:page-number></text:p>
      </style:header>
      <style:footer>
        <text:p text:style-name="MP4"/>
      </style:footer>
    </style:master-page>
    <style:master-page style:name="Converted2" style:page-layout-name="Mpm3" style:next-style-name="Converted1">
      <style:header>
        <text:p text:style-name="MP4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9" meta:paragraph-count="184" meta:word-count="1775" meta:character-count="10720" meta:non-whitespace-character-count="9150"/>
    <meta:generator>LibreOfficeDev/6.0.5.2$Linux_X86_64 LibreOffice_project/</meta:generator>
  </office:meta>
</office:document-meta>
</file>